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3"/>
    <style:style style:name="P3" style:family="paragraph" style:parent-style-name="List_20_Paragraph" style:list-style-name="WWNum4"/>
    <style:style style:name="P4" style:family="paragraph" style:parent-style-name="List_20_Paragraph" style:list-style-name="WWNum5"/>
    <style:style style:name="P5" style:family="paragraph" style:parent-style-name="List_20_Paragraph" style:list-style-name="WWNum6"/>
    <style:style style:name="P6" style:family="paragraph" style:parent-style-name="List_20_Paragraph" style:list-style-name="WWNum7"/>
    <style:style style:name="P7" style:family="paragraph" style:parent-style-name="List_20_Paragraph" style:list-style-name="" style:master-page-name="Standard">
      <style:paragraph-properties fo:margin-left="1.0457in" fo:margin-right="0in" fo:text-indent="0in" style:auto-text-indent="false" style:page-number="auto"/>
      <style:text-properties fo:font-size="12pt" fo:font-weight="bold" style:font-size-asian="12pt" style:font-weight-asian="bold" style:font-name-complex="Calibri Light1"/>
    </style:style>
    <style:style style:name="P8" style:family="paragraph" style:parent-style-name="List_20_Paragraph" style:list-style-name="WWNum1">
      <style:paragraph-properties fo:margin-left="0.2957in" fo:margin-right="0in" fo:text-indent="-0.25in" style:auto-text-indent="false"/>
    </style:style>
    <style:style style:name="P9" style:family="paragraph" style:parent-style-name="List_20_Paragraph">
      <style:paragraph-properties fo:margin-left="0.2957in" fo:margin-right="0in" fo:text-indent="0in" style:auto-text-indent="false"/>
    </style:style>
    <style:style style:name="P10" style:family="paragraph" style:parent-style-name="List_20_Paragraph">
      <style:paragraph-properties fo:margin-left="0.2957in" fo:margin-right="0in" fo:text-indent="0in" style:auto-text-indent="false"/>
      <style:text-properties style:font-name="Lato" fo:font-weight="bold" style:font-weight-asian="bold" style:font-name-complex="Calibri Light1"/>
    </style:style>
    <style:style style:name="P11" style:family="paragraph" style:parent-style-name="List_20_Paragraph">
      <style:paragraph-properties fo:margin-left="0.2957in" fo:margin-right="0in" fo:text-indent="0in" style:auto-text-indent="false"/>
      <style:text-properties fo:color="#24292e" style:font-name="Courier New" fo:font-size="10pt" style:font-name-asian="Times New Roman" style:font-size-asian="10pt" style:language-asian="id" style:country-asian="ID" style:font-name-complex="Courier New1" style:font-size-complex="10pt"/>
    </style:style>
    <style:style style:name="P12" style:family="paragraph" style:parent-style-name="List_20_Paragraph">
      <style:paragraph-properties fo:margin-left="0.2957in" fo:margin-right="0in" fo:text-indent="0in" style:auto-text-indent="false"/>
      <style:text-properties fo:color="#24292e" style:font-name="Courier New" style:font-name-complex="Calibri Light1"/>
    </style:style>
    <style:style style:name="P13" style:family="paragraph" style:parent-style-name="List_20_Paragraph">
      <style:paragraph-properties fo:margin-left="0.2957in" fo:margin-right="0in" fo:text-indent="0in" style:auto-text-indent="false"/>
      <style:text-properties fo:color="#24292e" style:font-name="Courier New" fo:font-weight="bold" style:font-weight-asian="bold" style:font-name-complex="Calibri Light1"/>
    </style:style>
    <style:style style:name="P14" style:family="paragraph" style:parent-style-name="List_20_Paragraph">
      <style:paragraph-properties fo:margin-left="0.2957in" fo:margin-right="0in" fo:text-indent="0in" style:auto-text-indent="false"/>
      <style:text-properties style:font-name="Consolas" fo:font-size="10pt" fo:font-weight="bold" style:font-size-asian="10pt" style:font-weight-asian="bold" style:font-name-complex="Menlo" style:font-size-complex="12pt"/>
    </style:style>
    <style:style style:name="P15" style:family="paragraph" style:parent-style-name="List_20_Paragraph">
      <style:paragraph-properties fo:margin-left="0.2957in" fo:margin-right="0in" fo:margin-top="0in" fo:margin-bottom="0.111in" loext:contextual-spacing="true" fo:text-indent="0in" style:auto-text-indent="false"/>
    </style:style>
    <style:style style:name="P16" style:family="paragraph" style:parent-style-name="Header">
      <style:paragraph-properties>
        <style:tab-stops>
          <style:tab-stop style:position="0.6898in"/>
          <style:tab-stop style:position="3.1339in" style:type="center"/>
          <style:tab-stop style:position="6.2681in" style:type="right"/>
        </style:tab-stops>
      </style:paragraph-properties>
    </style:style>
    <style:style style:name="T1" style:family="text">
      <style:text-properties style:font-name="Lato"/>
    </style:style>
    <style:style style:name="T2" style:family="text">
      <style:text-properties style:font-name="Lato" fo:font-size="12pt" fo:font-weight="bold" style:font-size-asian="12pt" style:font-weight-asian="bold" style:font-name-complex="Calibri Light1"/>
    </style:style>
    <style:style style:name="T3" style:family="text">
      <style:text-properties style:font-name="Lato" fo:font-weight="bold" style:font-weight-asian="bold" style:font-name-complex="Calibri Light1"/>
    </style:style>
    <style:style style:name="T4" style:family="text">
      <style:text-properties style:font-name="Lato" style:font-name-complex="Calibri Light1"/>
    </style:style>
    <style:style style:name="T5" style:family="text">
      <style:text-properties style:font-name="Lato" fo:font-style="italic" style:font-style-asian="italic" style:font-name-complex="Calibri Light1"/>
    </style:style>
    <style:style style:name="T6" style:family="text">
      <style:text-properties style:font-name="Calibri Light" style:font-name-complex="Calibri Light1"/>
    </style:style>
    <style:style style:name="T7" style:family="text">
      <style:text-properties style:font-name="Calibri Light" fo:font-style="italic" style:font-style-asian="italic" style:font-name-complex="Calibri Light1" style:font-style-complex="italic"/>
    </style:style>
    <style:style style:name="T8" style:family="text">
      <style:text-properties style:font-name="Calibri Light" fo:font-weight="bold" style:font-weight-asian="bold" style:font-name-complex="Calibri Light1"/>
    </style:style>
    <style:style style:name="T9" style:family="text">
      <style:text-properties fo:color="#a71d5d" style:font-name="Courier New" fo:font-size="10pt" style:font-name-asian="Times New Roman" style:font-size-asian="10pt" style:language-asian="id" style:country-asian="ID" style:font-name-complex="Courier New1" style:font-size-complex="10pt"/>
    </style:style>
    <style:style style:name="T10" style:family="text">
      <style:text-properties fo:color="#a71d5d" style:font-name="Courier New" style:font-name-complex="Calibri Light1"/>
    </style:style>
    <style:style style:name="T11" style:family="text">
      <style:text-properties fo:color="#24292e" style:font-name="Courier New" fo:font-size="10pt" style:font-name-asian="Times New Roman" style:font-size-asian="10pt" style:language-asian="id" style:country-asian="ID" style:font-name-complex="Courier New1" style:font-size-complex="10pt"/>
    </style:style>
    <style:style style:name="T12" style:family="text">
      <style:text-properties fo:color="#24292e" style:font-name="Courier New" style:font-name-complex="Calibri Light1"/>
    </style:style>
    <style:style style:name="T13" style:family="text">
      <style:text-properties fo:color="#183691" style:font-name="Courier New" fo:font-size="10pt" style:font-name-asian="Times New Roman" style:font-size-asian="10pt" style:language-asian="id" style:country-asian="ID" style:font-name-complex="Courier New1" style:font-size-complex="10pt"/>
    </style:style>
    <style:style style:name="T14" style:family="text">
      <style:text-properties fo:color="#3fbe7e" style:font-name="Courier New" fo:font-size="10pt" style:font-name-asian="Times New Roman" style:font-size-asian="10pt" style:language-asian="id" style:country-asian="ID" style:font-name-complex="Courier New1" style:font-size-complex="10pt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ize="10pt" style:font-size-asian="10pt" style:font-name-complex="Menlo" style:font-size-complex="12pt"/>
    </style:style>
    <style:style style:name="T17" style:family="text">
      <style:text-properties style:font-name="Courier New" style:font-name-complex="Calibri Light1"/>
    </style:style>
    <style:style style:name="T18" style:family="text">
      <style:text-properties fo:color="#111111" style:font-name="Courier New" style:font-name-complex="Calibri Light1"/>
    </style:style>
    <style:style style:name="T19" style:family="text">
      <style:text-properties fo:color="#a600a8" style:font-name="Courier New" style:font-name-complex="Calibri Light1"/>
    </style:style>
    <style:style style:name="T20" style:family="text">
      <style:text-properties fo:color="#a600a8" style:font-name="Courier New" style:font-name-complex="Calibri Light1"/>
    </style:style>
    <style:style style:name="T21" style:family="text">
      <style:text-properties fo:color="#0000aa" style:font-name="Courier New" fo:font-size="10pt" style:font-size-asian="10pt" style:font-name-complex="Menlo" style:font-size-complex="12pt"/>
    </style:style>
    <style:style style:name="T22" style:family="text">
      <style:text-properties fo:color="#1c1c1c" style:font-name="Courier New" fo:font-size="10pt" style:font-size-asian="10pt" style:font-name-complex="Menlo" style:font-size-complex="12pt"/>
    </style:style>
    <style:style style:name="T23" style:family="text">
      <style:text-properties fo:color="#ff7f00" style:font-name="Courier New" fo:font-size="10pt" style:font-size-asian="10pt" style:font-name-complex="Menlo" style:font-size-complex="12pt"/>
    </style:style>
    <style:style style:name="T24" style:family="text">
      <style:text-properties fo:color="#000000" style:font-name="Courier New" fo:font-size="10pt" style:font-size-asian="10pt" style:font-name-complex="Menlo" style:font-size-complex="12pt"/>
    </style:style>
    <style:style style:name="T25" style:family="text">
      <style:text-properties fo:color="#000000" style:font-name="Courier New" style:font-name-complex="Calibri Light1"/>
    </style:style>
    <style:style style:name="T26" style:family="text">
      <style:text-properties style:font-name="Consolas" fo:font-size="10pt" style:font-size-asian="10pt" style:font-name-complex="Menlo" style:font-size-complex="12pt"/>
    </style:style>
    <style:style style:name="T27" style:family="text">
      <style:text-properties fo:color="#3fbe3f" style:font-name="Courier New" style:font-name-complex="Calibri Light1"/>
    </style:style>
    <style:style style:name="T28" style:family="text">
      <style:text-properties fo:color="#3fbe3f" style:font-name="Courier New" style:font-name-complex="Calibri Light1"/>
    </style:style>
    <style:style style:name="T29" style:family="text">
      <style:text-properties style:font-name-complex="Calibri Ligh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list xml:id="list3309859356" text:style-name="WWNum1">
        <text:list-item>
          <text:p text:style-name="P8"><text:span text:style-name="T2">Tipe data dalam Javascript</text:span></text:p>
        </text:list-item>
      </text:list>
      <text:p text:style-name="P10"/>
      <text:list xml:id="list891667395" text:style-name="WWNum2">
        <text:list-item>
          <text:p text:style-name="P1"><text:span text:style-name="T3">String</text:span></text:p>
        </text:list-item>
      </text:list>
      <text:p text:style-name="P9"><text:span text:style-name="T4">String adalah tipe data yang biasa digunakan untuk merepresentasikan Kata atau Kalimat</text:span></text:p>
      <text:p text:style-name="P9"><text:span text:style-name="T4">Contoh : </text:span><text:span text:style-name="T9">var</text:span><text:span text:style-name="T11"> nama </text:span><text:span text:style-name="T9">=</text:span><text:span text:style-name="T11"> </text:span><text:span text:style-name="T13">"</text:span><text:span text:style-name="T14">Aldino Kemal</text:span><text:span text:style-name="T13">"</text:span><text:span text:style-name="T11">;</text:span></text:p>
      <text:p text:style-name="P11"/>
      <text:list xml:id="list1320913816" text:style-name="WWNum3">
        <text:list-item>
          <text:p text:style-name="P2"><text:span text:style-name="T3">Number</text:span></text:p>
        </text:list-item>
      </text:list>
      <text:p text:style-name="P9"><text:span text:style-name="T4">Number adalah tipe data yang digunakan untuk merepresentasikan angka, baik bilangan bulat, real, exponensial dan lain sebagainya.</text:span></text:p>
      <text:p text:style-name="P9"><text:span text:style-name="T4">Contoh :</text:span><text:span text:style-name="T6"> </text:span></text:p>
      <text:p text:style-name="P9"><text:span text:style-name="pl-k"><text:span text:style-name="T10">var</text:span></text:span><text:span text:style-name="T12"> tanggal </text:span><text:span text:style-name="pl-k"><text:span text:style-name="T10">=</text:span></text:span><text:span text:style-name="T12"> </text:span><text:span text:style-name="pl-c1"><text:span text:style-name="T18">20</text:span></text:span><text:span text:style-name="T12">;</text:span></text:p>
      <text:p text:style-name="P9"><text:span text:style-name="pl-k"><text:span text:style-name="T10">var</text:span></text:span><text:span text:style-name="T12"> panjang </text:span><text:span text:style-name="pl-k"><text:span text:style-name="T10">=</text:span></text:span><text:span text:style-name="T12"> </text:span><text:span text:style-name="pl-c1"><text:span text:style-name="T18">90.21</text:span></text:span><text:span text:style-name="T12">;</text:span></text:p>
      <text:p text:style-name="P12"/>
      <text:list xml:id="list3802106570" text:style-name="WWNum4">
        <text:list-item>
          <text:p text:style-name="P3"><text:span text:style-name="T3">Boolean</text:span></text:p>
        </text:list-item>
      </text:list>
      <text:p text:style-name="P9"><text:span text:style-name="T4">Boolean adalah tipe data yang digunakan untuk menyatakan ya atau tidak, </text:span><text:span text:style-name="T5">true</text:span><text:span text:style-name="T4"> atau </text:span><text:span text:style-name="T5">false</text:span><text:span text:style-name="T4">.</text:span></text:p>
      <text:p text:style-name="P9"><text:span text:style-name="T4">Contoh :</text:span></text:p>
      <text:p text:style-name="P9"><text:span text:style-name="pl-k"><text:span text:style-name="T10">var</text:span></text:span><text:span text:style-name="T12"> isAdmin </text:span><text:span text:style-name="pl-k"><text:span text:style-name="T10">=</text:span></text:span><text:span text:style-name="T12"> </text:span><text:span text:style-name="pl-c1"><text:span text:style-name="T19">FALSE</text:span></text:span><text:span text:style-name="T12">;</text:span></text:p>
      <text:p text:style-name="P12"/>
      <text:list xml:id="list1630499148" text:style-name="WWNum5">
        <text:list-item>
          <text:p text:style-name="P4"><text:span text:style-name="T3">Function</text:span></text:p>
        </text:list-item>
      </text:list>
      <text:p text:style-name="P9"><text:span text:style-name="T4">Function adalah kumpulan kode yang berguna untuk tujuan tertentu.</text:span></text:p>
      <text:p text:style-name="P9"><text:span text:style-name="T4">Contoh :</text:span></text:p>
      <text:p text:style-name="P9"><text:span text:style-name="T21">function </text:span><text:span text:style-name="T22">Luas</text:span><text:span text:style-name="T16">(</text:span><text:span text:style-name="T23">nilai</text:span><text:span text:style-name="T16">){</text:span><text:span text:style-name="T21">return</text:span><text:span text:style-name="T16"> nilai % </text:span><text:span text:style-name="T24">2</text:span><text:span text:style-name="T16"> == </text:span><text:span text:style-name="T24">0</text:span><text:span text:style-name="T16">;</text:span><text:span text:style-name="T26">};</text:span></text:p>
      <text:p text:style-name="P14"/>
      <text:list xml:id="list1156204867" text:style-name="WWNum6">
        <text:list-item>
          <text:p text:style-name="P5"><text:span text:style-name="T3">Array</text:span></text:p>
        </text:list-item>
      </text:list>
      <text:p text:style-name="P9"><text:span text:style-name="T4">Array adalah tipe data untuk menampung satu atau lebih data. Array dapat menampung semua tipe data yang terdapat dalam javascript.</text:span></text:p>
      <text:p text:style-name="P9"><text:span text:style-name="T4">Contoh :</text:span></text:p>
      <text:p text:style-name="P9"><text:span text:style-name="pl-k"><text:span text:style-name="T10">var</text:span></text:span><text:span text:style-name="T12"> bulan <text:tab/></text:span><text:span text:style-name="pl-k"><text:span text:style-name="T10">=</text:span></text:span><text:span text:style-name="T12"> [</text:span><text:span text:style-name="pl-pds"><text:span text:style-name="T27">"</text:span></text:span><text:span text:style-name="pl-s"><text:span text:style-name="T27">Jan</text:span></text:span><text:span text:style-name="pl-pds"><text:span text:style-name="T27">"</text:span></text:span><text:span text:style-name="T25">,</text:span><text:span text:style-name="pl-pds"><text:span text:style-name="T27">"</text:span></text:span><text:span text:style-name="pl-s"><text:span text:style-name="T27">Feb</text:span></text:span><text:span text:style-name="pl-pds"><text:span text:style-name="T27">"</text:span></text:span><text:span text:style-name="T25">,</text:span><text:span text:style-name="pl-pds"><text:span text:style-name="T27">"</text:span></text:span><text:span text:style-name="pl-s"><text:span text:style-name="T27">Mar</text:span></text:span><text:span text:style-name="pl-pds"><text:span text:style-name="T27">"</text:span></text:span><text:span text:style-name="T25">,</text:span><text:span text:style-name="pl-pds"><text:span text:style-name="T27">"</text:span></text:span><text:span text:style-name="pl-s"><text:span text:style-name="T27">Apr</text:span></text:span><text:span text:style-name="pl-pds"><text:span text:style-name="T27">"</text:span></text:span><text:span text:style-name="T12">];</text:span></text:p>
      <text:p text:style-name="P9"><text:span text:style-name="pl-k"><text:span text:style-name="T10">var</text:span></text:span><text:span text:style-name="T12"> umur <text:tab/></text:span><text:span text:style-name="pl-k"><text:span text:style-name="T10">=</text:span></text:span><text:span text:style-name="T12"> [</text:span><text:span text:style-name="pl-c1"><text:span text:style-name="T25">20,12,24,5,1,2</text:span></text:span><text:span text:style-name="T25">]</text:span><text:span text:style-name="T12">;</text:span></text:p>
      <text:p text:style-name="P13"/>
      <text:list xml:id="list648087201" text:style-name="WWNum7">
        <text:list-item>
          <text:p text:style-name="P6"><text:span text:style-name="T3">Object</text:span></text:p>
        </text:list-item>
      </text:list>
      <text:p text:style-name="P9"><text:span text:style-name="T4">Object </text:span><text:span text:style-name="T6">pada javscript menggunakan { }, seperti format pada </text:span><text:span text:style-name="T7">JSON</text:span></text:p>
      <text:p text:style-name="P9"><text:span text:style-name="T4">Contoh :</text:span></text:p>
      <text:p text:style-name="P9"><text:span text:style-name="T17">var orang = {</text:span></text:p>
      <text:p text:style-name="P9"><text:span text:style-name="T17"><text:s text:c="4"/>nama : </text:span><text:span text:style-name="T27">"Aldino Kemal"</text:span><text:span text:style-name="T17">,</text:span></text:p>
      <text:p text:style-name="P9"><text:span text:style-name="T17"><text:s text:c="4"/>umur : 19,</text:span></text:p>
      <text:p text:style-name="P9"><text:span text:style-name="T17"><text:s text:c="4"/></text:span><text:span text:style-name="T27">"berat badan"</text:span><text:span text:style-name="T17"> : 200,</text:span></text:p>
      <text:p text:style-name="P9"><text:span text:style-name="T17"><text:s text:c="4"/></text:span><text:span text:style-name="T27">"Mahasiswa Aktif"</text:span><text:span text:style-name="T17"> : </text:span><text:span text:style-name="T19">TRUE</text:span></text:p>
      <text:p text:style-name="P15"><text:span text:style-name="T17"><text:s text:c="2"/>}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d" fo:country="ID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id" style:country-asian="ID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id" style:country-asian="ID" style:font-name-complex="Courier New1" style:font-family-complex="'Courier New'" style:font-family-generic-complex="system" style:font-pitch-complex="variable" style:font-size-complex="10pt"/>
    </style:style>
    <style:style style:name="pl-k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1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name-asian="Calibri1" style:font-family-asian="Calibri" style:font-family-generic-asian="system" style:font-pitch-asian="variable" style:font-weight-asian="bold" style:font-name-complex="Calibri Light1" style:font-family-complex="'Calibri Light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  <style:text-properties style:font-name="OpenSymbol1"/>
      </text:list-level-style-bullet>
      <text:list-level-style-bullet text:level="3" text:style-name="ListLabel_20_10" style:num-suffix="▪" text:bullet-char="▪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style:font-name="OpenSymbol1"/>
      </text:list-level-style-bullet>
      <text:list-level-style-bullet text:level="6" text:style-name="ListLabel_20_13" style:num-suffix="▪" text:bullet-char="▪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  <style:text-properties style:font-name="OpenSymbol1"/>
      </text:list-level-style-bullet>
      <text:list-level-style-bullet text:level="7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8" text:style-name="ListLabel_20_15" style:num-suffix="◦" text:bullet-char="◦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  <style:text-properties style:font-name="OpenSymbol1"/>
      </text:list-level-style-bullet>
      <text:list-level-style-bullet text:level="3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OpenSymbol1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  <style:text-properties style:font-name="Symbol"/>
      </text:list-level-style-bullet>
      <text:list-level-style-bullet text:level="5" text:style-name="ListLabel_20_21" style:num-suffix="◦" text:bullet-char="◦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style:font-name="OpenSymbol1"/>
      </text:list-level-style-bullet>
      <text:list-level-style-bullet text:level="6" text:style-name="ListLabel_20_22" style:num-suffix="▪" text:bullet-char="▪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  <style:text-properties style:font-name="OpenSymbol1"/>
      </text:list-level-style-bullet>
      <text:list-level-style-bullet text:level="7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8" text:style-name="ListLabel_20_24" style:num-suffix="◦" text:bullet-char="◦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  <style:text-properties style:font-name="OpenSymbol1"/>
      </text:list-level-style-bullet>
      <text:list-level-style-bullet text:level="9" text:style-name="ListLabel_20_25" style:num-suffix="▪" text:bullet-char="▪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  <style:text-properties style:font-name="OpenSymbol1"/>
      </text:list-level-style-bullet>
      <text:list-level-style-bullet text:level="3" text:style-name="ListLabel_20_28" style:num-suffix="▪" text:bullet-char="▪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OpenSymbol1"/>
      </text:list-level-style-bullet>
      <text:list-level-style-bullet text:level="4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  <style:text-properties style:font-name="Symbol"/>
      </text:list-level-style-bullet>
      <text:list-level-style-bullet text:level="5" text:style-name="ListLabel_20_30" style:num-suffix="◦" text:bullet-char="◦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style:font-name="OpenSymbol1"/>
      </text:list-level-style-bullet>
      <text:list-level-style-bullet text:level="6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  <style:text-properties style:font-name="OpenSymbol1"/>
      </text:list-level-style-bullet>
      <text:list-level-style-bullet text:level="7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8" text:style-name="ListLabel_20_33" style:num-suffix="◦" text:bullet-char="◦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  <style:text-properties style:font-name="OpenSymbol1"/>
      </text:list-level-style-bullet>
      <text:list-level-style-bullet text:level="9" text:style-name="ListLabel_20_34" style:num-suffix="▪" text:bullet-char="▪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ListLabel_20_36" style:num-suffix="◦" text:bullet-char="◦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  <style:text-properties style:font-name="OpenSymbol1"/>
      </text:list-level-style-bullet>
      <text:list-level-style-bullet text:level="3" text:style-name="ListLabel_20_37" style:num-suffix="▪" text:bullet-char="▪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OpenSymbol1"/>
      </text:list-level-style-bullet>
      <text:list-level-style-bullet text:level="4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  <style:text-properties style:font-name="Symbol"/>
      </text:list-level-style-bullet>
      <text:list-level-style-bullet text:level="5" text:style-name="ListLabel_20_39" style:num-suffix="◦" text:bullet-char="◦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style:font-name="OpenSymbol1"/>
      </text:list-level-style-bullet>
      <text:list-level-style-bullet text:level="6" text:style-name="ListLabel_20_40" style:num-suffix="▪" text:bullet-char="▪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  <style:text-properties style:font-name="OpenSymbol1"/>
      </text:list-level-style-bullet>
      <text:list-level-style-bullet text:level="7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8" text:style-name="ListLabel_20_42" style:num-suffix="◦" text:bullet-char="◦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  <style:text-properties style:font-name="OpenSymbol1"/>
      </text:list-level-style-bullet>
      <text:list-level-style-bullet text:level="9" text:style-name="ListLabel_20_43" style:num-suffix="▪" text:bullet-char="▪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ListLabel_20_45" style:num-suffix="◦" text:bullet-char="◦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  <style:text-properties style:font-name="OpenSymbol1"/>
      </text:list-level-style-bullet>
      <text:list-level-style-bullet text:level="3" text:style-name="ListLabel_20_46" style:num-suffix="▪" text:bullet-char="▪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OpenSymbol1"/>
      </text:list-level-style-bullet>
      <text:list-level-style-bullet text:level="4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  <style:text-properties style:font-name="Symbol"/>
      </text:list-level-style-bullet>
      <text:list-level-style-bullet text:level="5" text:style-name="ListLabel_20_48" style:num-suffix="◦" text:bullet-char="◦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style:font-name="OpenSymbol1"/>
      </text:list-level-style-bullet>
      <text:list-level-style-bullet text:level="6" text:style-name="ListLabel_20_49" style:num-suffix="▪" text:bullet-char="▪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  <style:text-properties style:font-name="OpenSymbol1"/>
      </text:list-level-style-bullet>
      <text:list-level-style-bullet text:level="7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8" text:style-name="ListLabel_20_51" style:num-suffix="◦" text:bullet-char="◦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  <style:text-properties style:font-name="OpenSymbol1"/>
      </text:list-level-style-bullet>
      <text:list-level-style-bullet text:level="9" text:style-name="ListLabel_20_52" style:num-suffix="▪" text:bullet-char="▪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ListLabel_20_54" style:num-suffix="◦" text:bullet-char="◦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  <style:text-properties style:font-name="OpenSymbol1"/>
      </text:list-level-style-bullet>
      <text:list-level-style-bullet text:level="3" text:style-name="ListLabel_20_55" style:num-suffix="▪" text:bullet-char="▪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OpenSymbol1"/>
      </text:list-level-style-bullet>
      <text:list-level-style-bullet text:level="4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  <style:text-properties style:font-name="Symbol"/>
      </text:list-level-style-bullet>
      <text:list-level-style-bullet text:level="5" text:style-name="ListLabel_20_57" style:num-suffix="◦" text:bullet-char="◦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style:font-name="OpenSymbol1"/>
      </text:list-level-style-bullet>
      <text:list-level-style-bullet text:level="6" text:style-name="ListLabel_20_58" style:num-suffix="▪" text:bullet-char="▪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  <style:text-properties style:font-name="OpenSymbol1"/>
      </text:list-level-style-bullet>
      <text:list-level-style-bullet text:level="7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8" text:style-name="ListLabel_20_60" style:num-suffix="◦" text:bullet-char="◦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  <style:text-properties style:font-name="OpenSymbol1"/>
      </text:list-level-style-bullet>
      <text:list-level-style-bullet text:level="9" text:style-name="ListLabel_20_61" style:num-suffix="▪" text:bullet-char="▪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0.6898in"/>
          <style:tab-stop style:position="3.1339in" style:type="center"/>
          <style:tab-stop style:position="6.2681in" style:type="right"/>
        </style:tab-stops>
      </style:paragraph-properties>
    </style:style>
    <style:style style:name="MT1" style:family="text">
      <style:text-properties style:font-name="Calibri Light" fo:font-weight="bold" style:font-weight-asian="bold" style:font-name-complex="Calibri Light1"/>
    </style:style>
    <style:style style:name="MT2" style:family="text">
      <style:text-properties style:font-name="Calibri Light" style:font-name-complex="Calibri Light1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ma</text:span><text:span text:style-name="MT2"> <text:tab/>: Aldino Kemal Adi Gumawang</text:span></text:p>
        <text:p text:style-name="MP1"><text:span text:style-name="MT1">NIM</text:span><text:span text:style-name="MT2"> <text:tab/>: L200140132</text:span></text:p>
        <text:p text:style-name="MP1"><text:span text:style-name="MT1">Kelas</text:span><text:span text:style-name="MT2"> <text:tab/>: 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5:40:00</meta:creation-date>
    <meta:initial-creator>hell0w0rld</meta:initial-creator>
    <dc:language>en-US</dc:language>
    <dc:date>2017-04-10T18:40:44</dc:date>
    <meta:editing-cycles>32</meta:editing-cycles>
    <meta:editing-duration>PT1H26M</meta:editing-duration>
    <meta:generator>LibreOffice/5.3.0.3$Linux_X86_64 LibreOffice_project/7074905676c47b82bbcfbea1aeefc84afe1c50e1</meta:generator>
    <meta:document-statistic meta:table-count="0" meta:image-count="0" meta:object-count="0" meta:page-count="1" meta:paragraph-count="34" meta:word-count="175" meta:character-count="1048" meta:non-whitespace-character-count="8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